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font-size="14pt" style:font-name-asian="Times New Roman1" style:font-size-asian="14pt" style:font-name-complex="Times New Roman1" style:font-size-complex="14pt"/>
    </style:style>
    <style:style style:name="T11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66cm" svg:height="0.66cm" draw:z-index="0"><draw:image xlink:href="../../odt/images/0063.png" xlink:type="simple" xlink:show="embed" xlink:actuate="onLoad"/></draw:frame></text:p>
          </table:table-cell>
          <table:table-cell table:style-name="Table1.B1" office:value-type="string">
            <text:h text:style-name="P7" text:outline-level="1">Операция БОЛЬШЕ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8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91cm" svg:height="1.51cm" draw:z-index="1"><draw:image xlink:href="../../odt/images/0063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0">Блок </text:span><text:span text:style-name="T11">р</text:span><text:span text:style-name="T13">еализует логическую операцию </text:span><text:span text:style-name="T11">БОЛЬШЕ</text:span><text:span text:style-name="T13">:</text:span></text:p>
            <text:p text:style-name="P3"><text:span text:style-name="T14"><draw:frame draw:style-name="fr3" draw:name="Объект1" text:anchor-type="as-char" svg:width="5.985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,</text:span></text:p>
            <text:p text:style-name="P2"><text:span text:style-name="T9">где </text:span><text:span text:style-name="T9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 – выходной сигнал блока, <text:s/></text:span><text:span text:style-name="T9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– входные сигналы.</text:span></text:p>
            <text:p text:style-name="P2"><text:span text:style-name="T12">Свойства</text:span>:</text:p>
            <text:list xml:id="list1447743377005946609" text:style-name="L1">
              <text:list-item>
                <text:p text:style-name="P4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БОЛЬШЕ</dc:title>
    <dc:date>2014-12-01T11:07:13.91</dc:date>
    <meta:generator>OpenOffice/4.1.1$Win32 OpenOffice.org_project/411m6$Build-9775</meta:generator>
    <meta:editing-duration>PT2H10M29S</meta:editing-duration>
    <meta:editing-cycles>96</meta:editing-cycles>
    <meta:document-statistic meta:table-count="1" meta:image-count="2" meta:object-count="3" meta:page-count="1" meta:paragraph-count="11" meta:word-count="54" meta:character-count="35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gt; u_2(t); #
alignl 0, ~ если u_1(t) &lt;=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